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
hustle and bustle of a city, or even to
contrast with it, one could call this a great
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tha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"Monster"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3+01:00</meta:creation-date>
    <dc:date>2019-11-02T13:22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